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officeooo:rsid="00055335" officeooo:paragraph-rsid="00083eee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055335" officeooo:paragraph-rsid="00055335"/>
    </style:style>
    <style:style style:name="P3" style:family="paragraph" style:parent-style-name="Standard">
      <style:text-properties officeooo:rsid="00055335" officeooo:paragraph-rsid="00083eee"/>
    </style:style>
    <style:style style:name="P4" style:family="paragraph" style:parent-style-name="Standard">
      <style:text-properties officeooo:rsid="00055335" officeooo:paragraph-rsid="0013260e"/>
    </style:style>
    <style:style style:name="P5" style:family="paragraph" style:parent-style-name="Standard">
      <style:text-properties officeooo:paragraph-rsid="00083eee"/>
    </style:style>
    <style:style style:name="P6" style:family="paragraph" style:parent-style-name="Standard">
      <style:text-properties officeooo:paragraph-rsid="0008f1e2"/>
    </style:style>
    <style:style style:name="P7" style:family="paragraph" style:parent-style-name="Standard">
      <style:text-properties officeooo:paragraph-rsid="000b6153"/>
    </style:style>
    <style:style style:name="P8" style:family="paragraph" style:parent-style-name="Standard">
      <style:text-properties officeooo:paragraph-rsid="0012552a"/>
    </style:style>
    <style:style style:name="P9" style:family="paragraph" style:parent-style-name="Standard">
      <style:text-properties fo:font-size="12pt" fo:font-weight="normal" officeooo:rsid="0008f1e2" officeooo:paragraph-rsid="0008f1e2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0cc361"/>
    </style:style>
    <style:style style:name="P11" style:family="paragraph" style:parent-style-name="Standard">
      <style:text-properties officeooo:paragraph-rsid="0013260e"/>
    </style:style>
    <style:style style:name="P12" style:family="paragraph" style:parent-style-name="Standard">
      <style:text-properties style:font-name="Liberation Serif" fo:font-size="12pt" fo:font-weight="normal" officeooo:rsid="0013260e" officeooo:paragraph-rsid="000cc36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418a5" officeooo:paragraph-rsid="001418a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5381a" officeooo:paragraph-rsid="0015381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5381a" officeooo:paragraph-rsid="0015381a" style:font-size-asian="14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2pt" fo:font-weight="normal" officeooo:rsid="0008f1e2" officeooo:paragraph-rsid="0008f1e2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55335" officeooo:paragraph-rsid="000cc36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sans-serif" fo:font-size="12pt" fo:font-weight="normal" officeooo:rsid="0013260e" officeooo:paragraph-rsid="000cc36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6998c" officeooo:paragraph-rsid="0016998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16998c" officeooo:paragraph-rsid="00185f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font-weight="normal" officeooo:rsid="0016998c" officeooo:paragraph-rsid="00185f9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font-weight="normal" officeooo:rsid="0016998c" officeooo:paragraph-rsid="0016998c" style:font-size-asian="12pt" style:font-weight-asian="normal" style:font-size-complex="12pt" style:font-weight-complex="normal"/>
    </style:style>
    <style:style style:name="T1" style:family="text">
      <style:text-properties officeooo:rsid="00055335"/>
    </style:style>
    <style:style style:name="T2" style:family="text">
      <style:text-properties officeooo:rsid="0006e7e7"/>
    </style:style>
    <style:style style:name="T3" style:family="text">
      <style:text-properties officeooo:rsid="00083eee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55335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83ee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6e7e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8f1e2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b615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cc36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e7195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eff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2552a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2a01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3260e" style:font-size-asian="12pt" style:font-weight-asian="normal" style:font-size-complex="12pt" style:font-weight-complex="normal"/>
    </style:style>
    <style:style style:name="T16" style:family="text">
      <style:text-properties fo:font-size="12pt" fo:font-style="italic" fo:font-weight="normal" officeooo:rsid="0012a017" style:font-size-asian="12pt" style:font-weight-asian="normal" style:font-size-complex="12pt" style:font-weight-complex="normal"/>
    </style:style>
    <style:style style:name="T17" style:family="text">
      <style:text-properties officeooo:rsid="0012552a"/>
    </style:style>
    <style:style style:name="T18" style:family="text">
      <style:text-properties officeooo:rsid="0013260e"/>
    </style:style>
    <style:style style:name="T19" style:family="text">
      <style:text-properties style:font-name="Liberation Serif" fo:font-size="12pt" fo:font-weight="normal" officeooo:rsid="00055335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3260e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1418a5" style:font-size-asian="12pt" style:font-weight-asian="normal" style:font-size-complex="12pt" style:font-weight-complex="normal"/>
    </style:style>
    <style:style style:name="T22" style:family="text">
      <style:text-properties officeooo:rsid="0014cb0e"/>
    </style:style>
    <style:style style:name="T23" style:family="text">
      <style:text-properties officeooo:rsid="00185f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álisis de algoritmos para realizar los clusters</text:p>
      <text:p text:style-name="P15"/>
      <text:p text:style-name="P2">Kmeans:</text:p>
      <text:p text:style-name="P5"><text:span text:style-name="T1"><text:s/><text:tab/></text:span><text:span text:style-name="T5">Ventaja:</text:span><text:span text:style-name="T1"> es rápido con un complejidad lineal </text:span><text:span text:style-name="Emphasis">O</text:span>(<text:span text:style-name="Emphasis">n</text:span>). </text:p>
      <text:p text:style-name="P5"><text:span text:style-name="T1"><text:tab/></text:span><text:span text:style-name="T6">D</text:span><text:span text:style-name="T5">esventajas:</text:span><text:span text:style-name="T1"> <text:tab/>como que debes escoger el número de centros</text:span></text:p>
      <text:p text:style-name="P2"><text:tab/><text:tab/><text:tab/>como los centros suelen escogerse de manera aleatoria, que van cambiando con <text:tab/><text:tab/><text:tab/><text:tab/>cada iteración, esto hace que sean irrepetibles y que se tenga una falta de <text:tab/><text:tab/><text:tab/><text:tab/><text:tab/>consistencia.</text:p>
      <text:p text:style-name="P2">Kmedians:</text:p>
      <text:p text:style-name="P3"><text:tab/><text:span text:style-name="T4">Ventaja:</text:span> es menos sensible a los valores <text:span text:style-name="T3">atípicos</text:span></text:p>
      <text:p text:style-name="P3"><text:tab/><text:span text:style-name="T6">D</text:span><text:span text:style-name="T4">esventajas:</text:span> es mas lento ya que en cada <text:span text:style-name="T3">iteración</text:span> debe ordenar los datos </text:p>
      <text:p text:style-name="P3"><text:tab/><text:tab/></text:p>
      <text:p text:style-name="P4"><text:tab/><text:tab/> <text:span text:style-name="T15">Posee una complejidad en tiempo en el peor de los casos O(rKn²) donde <text:s/></text:span><text:span text:style-name="T13">n es <text:tab/><text:tab/><text:tab/><text:tab/>el número de ejemplos, </text:span><text:span text:style-name="T15">K es el número de centros</text:span></text:p>
      <text:p text:style-name="P2"/>
      <text:h text:style-name="P1" text:outline-level="2"><text:bookmark text:name="71b9"/>Mean-Shift:</text:h>
      <text:p text:style-name="Standard"><text:span text:style-name="T5"><text:tab/>Ventaja: </text:span><text:span text:style-name="T7">no deben escogerse el n</text:span><text:span text:style-name="T11">ú</text:span><text:span text:style-name="T7">mero de clusters a usar, se descubre por si mismo</text:span></text:p>
      <text:p text:style-name="Standard"><text:span text:style-name="T2"><text:tab/>D</text:span>esventajas: <text:span text:style-name="T3">seleccionar el tamaño de la ventana puede no ser tan trivial.</text:span></text:p>
      <text:p text:style-name="Standard"/>
      <text:p text:style-name="Standard"><text:tab/><text:tab/><text:span text:style-name="T17">Al usar un data set de grandes dimensiones la complejidad tiende a </text:span>O(<text:span text:style-name="T18">K</text:span>*n²), <text:span text:style-name="T17">donde n es <text:tab/><text:tab/><text:tab/>el número de ejemplos y K es el número de centros en la ventana</text:span></text:p>
      <text:p text:style-name="P2"/>
      <text:p text:style-name="P2">DBSCAN: </text:p>
      <text:p text:style-name="P3"><text:span text:style-name="T4"><text:tab/>Ventaja: </text:span><text:span text:style-name="T7">no deben escogerse el numero de clusters a usar, se descubre por si mismo, </text:span><text:span text:style-name="T12">también</text:span><text:span text:style-name="T8"> los <text:tab/>puntos atípicos son considerados ruido. Además, puede encontrar grupos de tamaño y forma <text:tab/>arbitraria bastante bien.</text:span></text:p>
      <text:p text:style-name="P6"><text:span text:style-name="T8"><text:tab/></text:span><text:span text:style-name="T7">D</text:span><text:span text:style-name="T8">esventajas: No funciona tan bien cuando la data tiene densidad variable, esto es debido a que <text:tab/>setear la distancia ε epsilon y el </text:span><text:span text:style-name="T12">mínimo</text:span><text:span text:style-name="T8"> de puntos para identificar los vecinos pertenecientes al <text:tab/>cluster varia de cluster a cluster cuando la </text:span><text:span text:style-name="T12">densidad</text:span><text:span text:style-name="T8"> de la data varia</text:span></text:p>
      <text:p text:style-name="P9"/>
      <text:p text:style-name="P8"><text:span text:style-name="T8"><text:tab/><text:tab/>P</text:span><text:span text:style-name="T13">osee una complejidad en memoria de </text:span><text:span text:style-name="T4">O(n.d)</text:span><text:span text:style-name="T13">, donde d es el promedio de número de <text:tab/><text:tab/><text:tab/>vecinos, </text:span><text:span text:style-name="T14">en el peor de los casos tiene una complejidad de O(</text:span><text:span text:style-name="T16">n</text:span><text:span text:style-name="T14">²).</text:span></text:p>
      <text:p text:style-name="P9"/>
      <text:p text:style-name="P9">Gaussian Mixture Models:</text:p>
      <text:p text:style-name="P7"><text:span text:style-name="T8"><text:tab/></text:span><text:span text:style-name="T5">Ventaja: </text:span><text:span text:style-name="T9">es mas flexible en términos de la covarianza del cluster que el k-means, el cluster <text:tab/>puede tomar cualquier forma elíptica y no esta restringido a círculos. Ademas como usa <text:tab/>probabilidades puede tener varios clusters para un punto, pudiendo separar la data haciendo <text:tab/>referencia a ese punto</text:span></text:p>
      <text:p text:style-name="P10"><text:span text:style-name="T9"><text:tab/></text:span><text:span text:style-name="T6">D</text:span><text:span text:style-name="T5">esventajas: debe escoger</text:span><text:span text:style-name="T10">se</text:span><text:span text:style-name="T5"> el número de centros</text:span></text:p>
      <text:p text:style-name="P17"><text:tab/></text:p>
      <text:p text:style-name="P11"><text:span text:style-name="T5"><text:tab/><text:tab/></text:span><text:span text:style-name="T15">Posee una complejidad en tiempo en el peor de los casos de </text:span><text:span text:style-name="T19">O(n</text:span><text:span text:style-name="T19"><draw:frame draw:style-name="fr1" draw:name="Objeto1" text:anchor-type="as-char" svg:y="-0.437cm" svg:width="0.5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) <text:s/>donde n es <text:tab/><text:tab/><text:tab/>el número de ejemplos y </text:span><text:span text:style-name="T21">d</text:span><text:span text:style-name="T19"> es el n</text:span><text:span text:style-name="T20">ú</text:span><text:span text:style-name="T19">mero de componentes </text:span></text:p>
      <text:p text:style-name="P18"/>
      <text:p text:style-name="P12"/>
      <text:p text:style-name="P20">jerárquico: </text:p>
      <text:p text:style-name="P21"><text:span text:style-name="T23">T</text:span>iene un concepto bottom up, lo que quiere decir que cada instancia inicia como un cluster, va mezclando los clusters más cercanos, hasta conseguir el número pedido de clusters.</text:p>
      <text:p text:style-name="P22"><text:soft-page-break/>Desventaja su complejidad puede llegar a ser <text:span text:style-name="T1">O(n³), ventaja no es necesario definir el número de clusters k</text:span></text:p>
      <text:p text:style-name="P19"/>
      <text:p text:style-name="P13">Como <text:span text:style-name="T22">la realización del los clusters se realizará con una cierta frecuencia, y es una operación que se hará para cada usuario, lo ideal es que se realice de la forma mas rápida posible, para evitar que sea un cuello de botella, y que todos los usuarios reciban sus sugerencias correspondientes sin retraso, para que esto sea posible probaremos los algoritmos tanto de kmeans como el jerárquico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9:57:46.755180956</meta:creation-date>
    <dc:date>2020-02-18T16:57:29.217724639</dc:date>
    <meta:editing-duration>PT27M5S</meta:editing-duration>
    <meta:editing-cycles>5</meta:editing-cycles>
    <meta:generator>LibreOffice/6.0.7.3$Linux_X86_64 LibreOffice_project/00m0$Build-3</meta:generator>
    <meta:document-statistic meta:table-count="0" meta:image-count="0" meta:object-count="1" meta:page-count="3" meta:paragraph-count="27" meta:word-count="470" meta:character-count="2770" meta:non-whitespace-character-count="2270"/>
  </office:meta>
</office:document-meta>
</file>

<file path=Object 1/content.xml><?xml version="1.0" encoding="utf-8"?>
<math xmlns="http://www.w3.org/1998/Math/MathML" display="block">
  <semantics>
    <msup>
      <mi>d</mi>
      <mn>2</mn>
    </msup>
    <annotation encoding="StarMath 5.0">d^{2}</annotation>
  </semantics>
</math>
</file>